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7d4" officeooo:paragraph-rsid="000c27d4"/>
    </style:style>
    <style:style style:name="P2" style:family="paragraph" style:parent-style-name="Standard">
      <style:text-properties officeooo:rsid="000c27d4" officeooo:paragraph-rsid="001762bf"/>
    </style:style>
    <style:style style:name="P3" style:family="paragraph" style:parent-style-name="Standard">
      <style:text-properties fo:font-weight="bold" officeooo:rsid="000c27d4" officeooo:paragraph-rsid="000c27d4" style:font-weight-asian="bold" style:font-weight-complex="bold"/>
    </style:style>
    <style:style style:name="P4" style:family="paragraph" style:parent-style-name="Standard">
      <style:text-properties fo:font-weight="bold" officeooo:rsid="000f8f35" officeooo:paragraph-rsid="000f8f35" style:font-weight-asian="bold" style:font-weight-complex="bold"/>
    </style:style>
    <style:style style:name="P5" style:family="paragraph" style:parent-style-name="Standard">
      <style:text-properties officeooo:rsid="000f8f35" officeooo:paragraph-rsid="000f8f35"/>
    </style:style>
    <style:style style:name="P6" style:family="paragraph" style:parent-style-name="Standard">
      <style:text-properties officeooo:rsid="0011193a" officeooo:paragraph-rsid="0011193a"/>
    </style:style>
    <style:style style:name="P7" style:family="paragraph" style:parent-style-name="Standard">
      <style:text-properties fo:font-style="italic" style:text-underline-style="none" officeooo:rsid="00142205" officeooo:paragraph-rsid="00142205" style:font-style-asian="italic" style:font-style-complex="italic"/>
    </style:style>
    <style:style style:name="P8" style:family="paragraph" style:parent-style-name="Standard">
      <style:text-properties fo:font-style="italic" officeooo:rsid="00142205" officeooo:paragraph-rsid="00142205" style:font-style-asian="italic" style:font-style-complex="italic"/>
    </style:style>
    <style:style style:name="P9" style:family="paragraph" style:parent-style-name="Standard">
      <style:text-properties fo:font-style="italic" officeooo:rsid="000c27d4" officeooo:paragraph-rsid="00142205" style:font-style-asian="italic" style:font-style-complex="italic"/>
    </style:style>
    <style:style style:name="T1" style:family="text">
      <style:text-properties officeooo:rsid="000dcb17"/>
    </style:style>
    <style:style style:name="T2" style:family="text">
      <style:text-properties officeooo:rsid="001106c8"/>
    </style:style>
    <style:style style:name="T3" style:family="text">
      <style:text-properties officeooo:rsid="0012ed18"/>
    </style:style>
    <style:style style:name="T4" style:family="text">
      <style:text-properties officeooo:rsid="00142205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42205" style:font-style-asian="normal" style:font-style-complex="normal"/>
    </style:style>
    <style:style style:name="T7" style:family="text">
      <style:text-properties officeooo:rsid="00158304"/>
    </style:style>
    <style:style style:name="T8" style:family="text">
      <style:text-properties officeooo:rsid="001762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ratégia neve: </text:p>
      <text:p text:style-name="P1"/>
      <text:p text:style-name="P1">FX DAYTRADE</text:p>
      <text:p text:style-name="P1"/>
      <text:p text:style-name="P3">Típusa: </text:p>
      <text:p text:style-name="P1"/>
      <text:p text:style-name="P1">DAYTRADE</text:p>
      <text:p text:style-name="P1"/>
      <text:p text:style-name="P3">Stratégia jellemzése:</text:p>
      <text:p text:style-name="P1"/>
      <text:p text:style-name="P6">Napon belüli kereskedési stratégia. Nem hagyhatok napon túl pozíciót. A piac elemzés magasabb szinteken kialakuló árfolyam alakzatok beazonosítására koncentrál majd az egyes napi és magasabb szintű és intraday támasz-ellenállás szintek meghatározása történik. <text:span text:style-name="T3">A kereskedésben fontos szerepet jelent a piac nyitása és a piac helyzetének meghatározása az előző napi kereskedési sávhoz képest. Devizánál a nyitás a reggel 10:00 órai Londini nyitást veszem alapul majd 14:00 kor a New Yorki nyitást. Az első egy órás kereskedési sáv a viszonyítási és mérési alapja, hogy melyik oldal milyen erőt képvisel (Sikeresen megtöri ezt a sávot a piac vagy nem vételi vagy eladási oldalon)</text:span></text:p>
      <text:p text:style-name="P1"/>
      <text:p text:style-name="P3">Pozíció menedzselés:</text:p>
      <text:p text:style-name="P1"/>
      <text:p text:style-name="P1">- Mindig olyan pozícióba lépni ahol a potenciális RR legalább 2:1</text:p>
      <text:p text:style-name="P1">- Ha a pozíció 1:1 RR be van megpróbálni csökkenteni a risket 1 alá.</text:p>
      <text:p text:style-name="P1">- Ha hirtelen piac mozgás miatt a pozíció több mint 2:1 RR-t produkál akkor hagyni időt a pozíció futásának. Itt legalább 2,5 rewardot be kell biztosítani.</text:p>
      <text:p text:style-name="P1">- Ha a piac megüti a 2:1 RR-t legalább 1,5-re vinni az ügylettet és szűk fókusszal figyelni a pozíciót és felkészülni arra, hogy gyorsan lépjek ki ha úgy alakul.</text:p>
      <text:p text:style-name="P1">- 1,5 rewardnál 0,5 hozamot bebiztosítani.</text:p>
      <text:p text:style-name="P1"/>
      <text:p text:style-name="P3">Money management:</text:p>
      <text:p text:style-name="P1"/>
      <text:p text:style-name="P1">Kétféle trade kategorizálása:</text:p>
      <text:p text:style-name="P1"/>
      <text:p text:style-name="P1">- Megtervezett trade: </text:p>
      <text:p text:style-name="P2"><text:tab/>- <text:span text:style-name="T8">Piac nyitás előtt </text:span>→ Risk/Trade 1 %</text:p>
      <text:p text:style-name="P2"><text:tab/>- <text:span text:style-name="T8">Piac nyitás </text:span>→ Risk/Trade <text:span text:style-name="T8">0,5 </text:span><text:s/>%</text:p>
      <text:p text:style-name="P1">- Adhoc trade → Risk/Trade 0,5 % - <text:span text:style-name="T2">Max 2 db / Nap</text:span></text:p>
      <text:p text:style-name="P1"/>
      <text:p text:style-name="P1"/>
      <text:p text:style-name="P3">Kereskedés folyamata:</text:p>
      <text:p text:style-name="P1"/>
      <text:p text:style-name="P7">Piac nyitás előtt:</text:p>
      <text:p text:style-name="P1"/>
      <text:p text:style-name="P1">- A piac megvizsgálása van e beazonosítható kereskedési mintázat szituáció, támasz ellenállás szintek meghatározása. Előző napi alj és tető. <text:span text:style-name="T4">Fontos kérdések megválaszolása:</text:span></text:p>
      <text:p text:style-name="P1"/>
      <text:p text:style-name="P1">- Ha nem tudok beazonosítani semmit akkor nem csinálok semmit. Várok.</text:p>
      <text:p text:style-name="P1"/>
      <text:p text:style-name="P1">- Ha sikerül beazonosítani támasz-ellenállás szinteket, ár alakzatokat akkor ezek alapján megtervezni a helyzethez illő ügyletet. Felmérni minden egyes ügyletben a potenciális Risk-Reward arányt. Ez a szakasz generál <text:span text:style-name="T1">egy sor lehetséges kereskedési ötletet. Csak azokat meghagyni ahol a potenciális RR legalább 2:1. Csak általam meghatározott támasz-ellenállás szintekhez tervezni kereskedési ötletet.</text:span></text:p>
      <text:p text:style-name="P1"><text:soft-page-break/></text:p>
      <text:p text:style-name="P8">Piacnyitás után:</text:p>
      <text:p text:style-name="P8"/>
      <text:p text:style-name="P8">Fontos kérdésekre válaszolni és ez alapján szűrni az egyes előre meghatározott kereskedési tervek közt.</text:p>
      <text:p text:style-name="P8"/>
      <text:p text:style-name="P9">-<text:span text:style-name="T5"> </text:span><text:span text:style-name="T6">Hol nyit a piac az előző napi kereskedési sávhoz képes ? Ez egyensúlyra, egyensúlytalanságra ad becslést ?</text:span></text:p>
      <text:p text:style-name="P1"/>
      <text:p text:style-name="P1">- <text:span text:style-name="T7">Piac nyitás előtt devizánál csak akkor lépni be az ügyletbe ha a piac egy fontos alakzati szintet megtör</text:span></text:p>
      <text:p text:style-name="P1"/>
      <text:p text:style-name="P1">- <text:span text:style-name="T1">Végrehajtani az ügyletet ha a piac a tervnek megfelelően viselkedik.</text:span></text:p>
      <text:p text:style-name="P1"/>
      <text:p text:style-name="P1">- <text:span text:style-name="T1">Megnyitott ügylet figyelése és menedzselési a pozíció menedzselési elvek alapján</text:span></text:p>
      <text:p text:style-name="P1"/>
      <text:p text:style-name="P4">Kilépés:</text:p>
      <text:p text:style-name="P5"/>
      <text:p text:style-name="P5">- Piac kistoppol: Ez lehet veszteségbe vagy nyereségbe.</text:p>
      <text:p text:style-name="P5">- Aggresszív zárás a profit célnál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08:19:42.399072067</meta:creation-date>
    <meta:generator>LibreOffice/6.0.7.3$Linux_X86_64 LibreOffice_project/00m0$Build-3</meta:generator>
    <dc:date>2019-05-14T09:22:09.501810589</dc:date>
    <meta:editing-duration>PT49M45S</meta:editing-duration>
    <meta:editing-cycles>9</meta:editing-cycles>
    <meta:document-statistic meta:table-count="0" meta:image-count="0" meta:object-count="0" meta:page-count="2" meta:paragraph-count="32" meta:word-count="409" meta:character-count="2702" meta:non-whitespace-character-count="2319"/>
  </office:meta>
</office:document-meta>
</file>